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0_10-37-02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0_12-43-15_000.jpg</text:p>
          </table:table-cell>
          <table:table-cell table:style-name="ce16" office:value-type="string">
            <text:p>:m 1*1 RES / 245 / 『古典場から量子場への道』　高橋康 / p.116</text:p>
          </table:table-cell>
          <table:table-cell table:style-name="ce3"/>
          <table:table-cell table:style-name="ce3"/>
          <table:table-cell table:style-name="ce3" office:value-type="string">
            <text:p>N-35-35-28.27 E-139-34-49.38</text:p>
          </table:table-cell>
          <table:table-cell table:style-name="ce29" table:formula="of:=IF([.E3]=&quot;&quot;;[.C3];CONCATENATE([.C3];&quot; / &quot;;[.E3]))" office:value-type="string" office:string-value=":m 1*1 RES / 245 / 『古典場から量子場への道』　高橋康 / p.116">
            <text:p>:m 1*1 RES / 245 / 『古典場から量子場への道』　高橋康 / p.116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0_14-13-26_000.jpg</text:p>
          </table:table-cell>
          <table:table-cell table:style-name="ce16" office:value-type="string">
            <text:p>:m 1*1 RES / 245 / 『現代韓国を知るための６０章』　石坂浩一、福島みのり、編著 / p.111</text:p>
          </table:table-cell>
          <table:table-cell table:style-name="ce28"/>
          <table:table-cell table:style-name="ce3"/>
          <table:table-cell table:style-name="ce3" office:value-type="string">
            <text:p>N-35-35-28.66 E-139-34-49.32</text:p>
          </table:table-cell>
          <table:table-cell table:style-name="ce29" table:formula="of:=IF([.E4]=&quot;&quot;;[.C4];CONCATENATE([.C4];&quot; / &quot;;[.E4]))" office:value-type="string" office:string-value=":m 1*1 RES / 245 / 『現代韓国を知るための６０章』　石坂浩一、福島みのり、編著 / p.111">
            <text:p>:m 1*1 RES / 245 / 『現代韓国を知るための６０章』　石坂浩一、福島みのり、編著 / p.11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0_16-41-46_000.jpg</text:p>
          </table:table-cell>
          <table:table-cell table:style-name="ce16" office:value-type="string">
            <text:p>:m RES 1*1 / free# JVEMV6 44#10.2_19 / 44. currency / 10. prog-php / 2. tester / flowchart</text:p>
          </table:table-cell>
          <table:table-cell table:style-name="ce20"/>
          <table:table-cell table:style-name="ce3"/>
          <table:table-cell table:style-name="ce3" office:value-type="string">
            <text:p>N-35-35-28.85 E-139-34-49.49</text:p>
          </table:table-cell>
          <table:table-cell table:style-name="ce29" table:formula="of:=IF([.E5]=&quot;&quot;;[.C5];CONCATENATE([.C5];&quot; / &quot;;[.E5]))" office:value-type="string" office:string-value=":m RES 1*1 / free# JVEMV6 44#10.2_19 / 44. currency / 10. prog-php / 2. tester / flowchart">
            <text:p>:m RES 1*1 / free# JVEMV6 44#10.2_19 / 44. currency / 10. prog-php / 2. tester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0_18-59-52_000.jpg</text:p>
          </table:table-cell>
          <table:table-cell table:style-name="ce16" office:value-type="string">
            <text:p>:m music / log / gt / || s.1:f-102.n,patt-1(1),score~,ch.D,R=~ || s.2:f-102,patt,patt-2.n,score+,ch.A,R=1 || s.3:et-6,r,patt-27(4)-1,for=flamenco:shuffle+percussion,R=~ || s.4:et-6,patt,patt-27(5)-1.n,t.85,score+,for=flamenco:shuffle+percussion,R=2 || s.5:f-101,r,score+,k.D+5+6+7,R=~</text:p>
          </table:table-cell>
          <table:table-cell table:style-name="ce20"/>
          <table:table-cell table:style-name="ce3"/>
          <table:table-cell table:style-name="ce3" office:value-type="string">
            <text:p>N-35-35-28.85 E-139-34-49.49</text:p>
          </table:table-cell>
          <table:table-cell table:style-name="ce29" table:formula="of:=IF([.E6]=&quot;&quot;;[.C6];CONCATENATE([.C6];&quot; / &quot;;[.E6]))" office:value-type="string" office:string-value=":m music / log / gt / || s.1:f-102.n,patt-1(1),score~,ch.D,R=~ || s.2:f-102,patt,patt-2.n,score+,ch.A,R=1 || s.3:et-6,r,patt-27(4)-1,for=flamenco:shuffle+percussion,R=~ || s.4:et-6,patt,patt-27(5)-1.n,t.85,score+,for=flamenco:shuffle+percussion,R=2 || s.5:f-101,r,score+,k.D+5+6+7,R=~">
            <text:p>:m music / log / gt / || s.1:f-102.n,patt-1(1),score~,ch.D,R=~ || s.2:f-102,patt,patt-2.n,score+,ch.A,R=1 || s.3:et-6,r,patt-27(4)-1,for=flamenco:shuffle+percussion,R=~ || s.4:et-6,patt,patt-27(5)-1.n,t.85,score+,for=flamenco:shuffle+percussion,R=2 || s.5:f-101,r,score+,k.D+5+6+7,R=~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0_20-57-55_000.jpg</text:p>
          </table:table-cell>
          <table:table-cell table:style-name="ce16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49 E-139-34-49.98</text:p>
          </table:table-cell>
          <table:table-cell table:style-name="ce2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0_22-14-31_000.jpg</text:p>
          </table:table-cell>
          <table:table-cell table:style-name="ce16" office:value-type="string">
            <text:p>-*</text:p>
          </table:table-cell>
          <table:table-cell table:style-name="ce14"/>
          <table:table-cell table:style-name="ce3"/>
          <table:table-cell table:style-name="ce3" office:value-type="string">
            <text:p>N-35-35-28.79 E-139-34-49.43</text:p>
          </table:table-cell>
          <table:table-cell table:style-name="ce29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1_01-31-43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53 E-139-34-50.04</text:p>
          </table:table-cell>
          <table:table-cell table:style-name="ce29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1_07-54-31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53 E-139-34-49.65</text:p>
          </table:table-cell>
          <table:table-cell table:style-name="ce29"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1_09-18-38_000.jpg</text:p>
          </table:table-cell>
          <table:table-cell table:style-name="ce15" office:value-type="string">
            <text:p>:m :i 1*1 / music / vio / 記譜法、楽譜、書き方</text:p>
          </table:table-cell>
          <table:table-cell table:style-name="ce16"/>
          <table:table-cell table:style-name="ce3"/>
          <table:table-cell table:style-name="ce3" office:value-type="string">
            <text:p>N-35-35-28.29 E-139-34-49.16</text:p>
          </table:table-cell>
          <table:table-cell table:style-name="ce29" table:formula="of:=IF([.E11]=&quot;&quot;;[.C11];CONCATENATE([.C11];&quot; / &quot;;[.E11]))" office:value-type="string" office:string-value=":m :i 1*1 / music / vio / 記譜法、楽譜、書き方">
            <text:p>:m :i 1*1 / music / vio / 記譜法、楽譜、書き方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1_09-29-4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52 E-139-34-49.54</text:p>
          </table:table-cell>
          <table:table-cell table:style-name="ce29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4_06-13-33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5_04-47-31_000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5_23-43-02_000.m4a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6_01-00-59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16_02-21-17_000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9_00-29-14_000.m4a</text:p>
          </table:table-cell>
          <table:table-cell table:style-name="ce6" office:value-type="string">
            <text:p>-*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19_09-16-37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9_09-21-39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9_09-24-17_000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0_18-00-06_000.mov</text:p>
          </table:table-cell>
          <table:table-cell table:style-name="ce6" office:value-type="string">
            <text:p>:VIDEO / @自宅 / メモ / guitar,gt / 演奏、play / g-2020-0120-1 / f-102,patt,patt-2.n,score+,ch.A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IDEO / @自宅 / メモ / guitar,gt / 演奏、play / g-2020-0120-1 / f-102,patt,patt-2.n,score+,ch.A,R=1">
            <text:p>:VIDEO / @自宅 / メモ / guitar,gt / 演奏、play / g-2020-0120-1 / f-102,patt,patt-2.n,score+,ch.A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0_18-27-59_000.mov</text:p>
          </table:table-cell>
          <table:table-cell table:style-name="ce6" office:value-type="string">
            <text:p>:VIDEO / @自宅 / メモ / guitar,gt / 演奏、play / g-2020-0120-2 / et-6,patt,patt-27(5)-1.n,t.85,score+,for=flamenco:shuffle+percussion,R=2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IDEO / @自宅 / メモ / guitar,gt / 演奏、play / g-2020-0120-2 / et-6,patt,patt-27(5)-1.n,t.85,score+,for=flamenco:shuffle+percussion,R=2">
            <text:p>:VIDEO / @自宅 / メモ / guitar,gt / 演奏、play / g-2020-0120-2 / et-6,patt,patt-27(5)-1.n,t.85,score+,for=flamenco:shuffle+percussion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4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4];&quot;-\*&quot;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4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1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020/01/21</text:date>, <text:time>10:2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1T10:22:52.80</dc:date>
    <dc:creator>iwabuchi ken</dc:creator>
    <meta:editing-duration>P16DT10H53M2S</meta:editing-duration>
    <meta:editing-cycles>6530</meta:editing-cycles>
    <meta:document-statistic meta:table-count="1" meta:cell-count="760" meta:object-count="0"/>
  </office:meta>
</office:document-meta>
</file>